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Пластик как изобретение и его влияние на общество и окружающую среду</text:h>
      <text:p text:style-name="Text_20_body">Пластик — одно из тех изобретений, которые радикально изменили развитие общества в XX веке. Лёгкий, прочный, универсальный и относительно дешёвый материал проник во все сферы жизни: промышленность, медицину, быт, военную технику и науку. Сегодня трудно представить современный мир без пластика, и именно это подчёркивает масштаб его влияния на общество, экономику и природу.</text:p>
      <text:h text:style-name="Heading_20_4" text:outline-level="4">История появления</text:h>
      <text:p text:style-name="Text_20_body">Истоки пластика восходят к XIX веку. В 1862 году английский химик Александр Паркс представил «паркезин» — материал на основе целлулоида, который стал предшественником современных полимеров. В 1907 году Лео Бэкеланд создал бакелит — первую полностью синтетическую пластмассу, устойчивую к нагреву и химическому воздействию. В 1930–1940-е годы появляются полиэтилен, полистирол и другие полимеры, а после Второй мировой войны массовое производство пластика начало ускоренно развиваться. Этот период положил начало «веку пластика», когда материал стал массово применяться в самых разных сферах.</text:p>
      <text:h text:style-name="Heading_20_4" text:outline-level="4">Военная промышленность</text:h>
      <text:p text:style-name="Text_20_body">Развитие полимеров нашло отражение и в военной промышленности. Во время Второй мировой войны дефицит металла и резины заставил инженеров искать заменители, и пластик оказался оптимальным решением. Он использовался в деталях приборов, корпусах техники и кабельной изоляции, позволяя создавать лёгкие и прочные изделия, устойчивые к влаге и коррозии. Позже из полимеров стали изготавливать элементы экипировки и индивидуальной защиты, такие как каски и бронежилеты. Это обеспечивало не только прочность и долговечность, но и облегчало передвижение и использование техники. Таким образом, полимеры позволили военной промышленности быть более гибкой и мобильной, а их технологии затем нашли применение и в гражданской сфере — от авиации до бытовых товаров.</text:p>
      <text:h text:style-name="Heading_20_4" text:outline-level="4">Медицина</text:h>
      <text:p text:style-name="Text_20_body">Роль пластика в медицине невозможно переоценить. Одноразовые шприцы, системы переливания крови, капельницы, перчатки и пробирки стали возможны именно благодаря лёгким и стерильным полимерам. Это резко повысило безопасность медицинских процедур и снизило риск инфекций. Массовая вакцинация и сложные операции стали безопасными и доступными, что способствовало росту продолжительности жизни.<text:line-break/>Кроме этого, пластик активно используется в протезировании и имплантологии: суставные конструкции, протезы, стоматологические изделия создаются из полимеров, обеспечивая лёгкость, прочность и биосовместимость. В лабораториях полимеры применяются для расходных материалов, контейнеров и тест-систем, делая диагностику быстрой и надёжной. В реабилитации пластик позволяет создавать лёгкие инвалидные коляски, ортопедические конструкции и вспомогательные средства. Без пластика медицина оставалась бы зависимой от многоразовых инструментов и стеклянной посуды, что делало бы лечение дороже, опаснее и менее доступным.</text:p>
      <text:h text:style-name="Heading_20_4" text:outline-level="4"><text:soft-page-break/>Повседневная жизнь и быт</text:h>
      <text:p text:style-name="Text_20_body">В быту пластик проявился не так явно, как в медицине или военной технике, но его роль трудно переоценить. Основная посуда осталась керамической или стеклянной, но пластик широко используется в одноразовой посуде, упаковке продуктов и детских игрушках. Лёгкие и безопасные игрушки заменили травмоопасные металлические или стеклянные аналоги, а пластиковая упаковка продлила сроки хранения продуктов и сделала массовую торговлю возможной. Бытовые предметы и техника стали легче, дешевле и доступнее благодаря пластиковым корпусам.</text:p>
      <text:h text:style-name="Heading_20_4" text:outline-level="4">Экология и последствия</text:h>
      <text:p text:style-name="Text_20_body">Массовое использование пластика привело и к серьёзным экологическим проблемам. Материал разлагается сотни лет, его отходы накопились в океанах, образуя «мусорные острова», а микропластик проник в почву и пищевые цепочки. Пластик стал символом «цивилизации одноразового потребления», где удобство и доступность товаров обернулись глобальной угрозой для природы.</text:p>
      <text:h text:style-name="Heading_20_4" text:outline-level="4">Что было бы без пластика</text:h>
      <text:p text:style-name="Text_20_body">Если представить, что пластик не был изобретён, мир выглядел бы совершенно иначе.</text:p>
      <text:list text:style-name="L1">
        <text:list-item>
          <text:p text:style-name="P1"><text:span text:style-name="Strong_20_Emphasis">Военная промышленность:</text:span> техника и приборы оставались бы тяжелыми и менее мобильными, армии зависели бы от дефицитных металлов, дерева и резины.</text:p>
        </text:list-item>
        <text:list-item>
          <text:p text:style-name="P1"><text:span text:style-name="Strong_20_Emphasis">Медицина:</text:span> инструменты оставались бы многоразовыми, стерилизация сложной и менее надежной. Вакцинация и переливания крови были бы опаснее, операции и лечение менее доступными.</text:p>
        </text:list-item>
        <text:list-item>
          <text:p text:style-name="P1"><text:span text:style-name="Strong_20_Emphasis">Быт и повседневность:</text:span> люди пользовались бы только керамикой, стеклом, деревом и металлом. Игрушки, техника и предметы быта были бы дороже и тяжелее, одноразовая посуда и упаковка не существовали бы.</text:p>
        </text:list-item>
        <text:list-item>
          <text:p text:style-name="P1"><text:span text:style-name="Strong_20_Emphasis">Экология:</text:span> планета оставалась бы чище — не было бы пластиковых островов, микропластик не попадал бы в воду и почву, животные не подвергались бы угрозам от пластиковых отходов.</text:p>
        </text:list-item>
      </text:list>
      <text:p text:style-name="Text_20_body">Таким образом, пластик — изобретение двойственной природы. С одной стороны, он ускорил развитие цивилизации, сделал медицину безопаснее, технику легче, товары доступнее. С другой стороны, он породил новые глобальные экологические угрозы. Без пластика человечество жило бы в более устойчивом и экологичном мире, но при этом с меньшей безопасностью, удобством и скоростью развития.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7T16:32:13.624882540</meta:creation-date>
    <meta:generator>LibreOffice/24.2.7.2$Linux_X86_64 LibreOffice_project/420$Build-2</meta:generator>
    <dc:date>2025-09-23T15:06:25.860235790</dc:date>
    <meta:editing-duration>PT3M44S</meta:editing-duration>
    <meta:editing-cycles>3</meta:editing-cycles>
    <meta:document-statistic meta:table-count="0" meta:image-count="0" meta:object-count="0" meta:page-count="2" meta:paragraph-count="19" meta:word-count="654" meta:character-count="4947" meta:non-whitespace-character-count="4311"/>
  </office:meta>
</office:document-meta>
</file>